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E000000DD000000DDB43ABA64C5FC9CAB.svm" manifest:media-type="image/x-svm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00E000000DD000000DDB43ABA64C5FC9CAB.svm" manifest:media-type="image/x-svm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Pictures/2000000E000000DD000000DDB43ABA64C5FC9CAB.svm" manifest:media-type="image/x-svm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54.17mm"/>
    </style:style>
    <style:style style:name="co3" style:family="table-column">
      <style:table-column-properties fo:break-before="auto" style:column-width="33.5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26mm"/>
    </style:style>
    <style:style style:name="co6" style:family="table-column">
      <style:table-column-properties fo:break-before="auto" style:column-width="36.69mm"/>
    </style:style>
    <style:style style:name="co7" style:family="table-column">
      <style:table-column-properties fo:break-before="auto" style:column-width="31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9mm" svg:height="90.01mm" svg:x="209.84mm" svg:y="73.46mm">
            <draw:object draw:notify-on-update-of-ranges="Sheet1.B5:Sheet1.B19 Sheet1.C5:Sheet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5mm" svg:height="89.75mm" svg:x="376.27mm" svg:y="73.94mm">
            <draw:object draw:notify-on-update-of-ranges="Sheet1.I5:Sheet1.I15 Sheet1.J5:Sheet1.J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84mm" svg:height="89.75mm" svg:x="205.99mm" svg:y="177.8mm">
            <draw:object draw:notify-on-update-of-ranges="Sheet1.I5:Sheet1.I15 Sheet1.K5:Sheet1.K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4mm" svg:height="89.75mm" svg:x="375.72mm" svg:y="178.37mm">
            <draw:object draw:notify-on-update-of-ranges="Sheet1.A30:Sheet1.A38 Sheet1.E30:Sheet1.E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IMENT 1</text:p>
          </table:table-cell>
          <table:table-cell table:number-columns-repeated="7"/>
          <table:table-cell office:value-type="string" calcext:value-type="string">
            <text:p>EXPERIMENT 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i(mA)</text:p>
          </table:table-cell>
          <table:table-cell office:value-type="string" calcext:value-type="string">
            <text:p>Junction Voltage (V)</text:p>
          </table:table-cell>
          <table:table-cell office:value-type="string" calcext:value-type="string">
            <text:p>Ln i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5:.$C$19] ; [.$B$5:.$B$19])" office:value-type="float" office:value="0.999603991193393" calcext:value-type="float">
            <text:p>0.999603991193393</text:p>
          </table:table-cell>
          <table:table-cell table:number-columns-repeated="2"/>
          <table:table-cell office:value-type="string" calcext:value-type="string">
            <text:p>Temperature (K)</text:p>
          </table:table-cell>
          <table:table-cell office:value-type="string" calcext:value-type="string">
            <text:p>V for i =1.00mA</text:p>
          </table:table-cell>
          <table:table-cell office:value-type="string" calcext:value-type="string">
            <text:p>V for i =2.08 mA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591" calcext:value-type="float">
            <text:p>0.591</text:p>
          </table:table-cell>
          <table:table-cell table:formula="of:=LN([.A5])" office:value-type="float" office:value="-2.04022082852655" calcext:value-type="float">
            <text:p>-2.04022082852655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C$5:.$C$19] ; [.$B$5:.$B$19])" office:value-type="float" office:value="0.0280154150870527" calcext:value-type="float">
            <text:p>0.02801541508705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0.692" calcext:value-type="float">
            <text:p>0.692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613" calcext:value-type="float">
            <text:p>0.613</text:p>
          </table:table-cell>
          <table:table-cell table:formula="of:=LN([.A6])" office:value-type="float" office:value="-1.56064774826467" calcext:value-type="float">
            <text:p>-1.56064774826467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0.688" calcext:value-type="float">
            <text:p>0.688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631" calcext:value-type="float">
            <text:p>0.631</text:p>
          </table:table-cell>
          <table:table-cell table:formula="of:=LN([.A7])" office:value-type="float" office:value="-1.13943428318836" calcext:value-type="float">
            <text:p>-1.13943428318836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C$5:.$C$19] ; [.$B$5:.$B$19])" office:value-type="float" office:value="23.6720509401069" calcext:value-type="float">
            <text:p>23.6720509401069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0.681" calcext:value-type="float">
            <text:p>0.681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645" calcext:value-type="float">
            <text:p>0.645</text:p>
          </table:table-cell>
          <table:table-cell table:formula="of:=LN([.A8])" office:value-type="float" office:value="-0.843970070294529" calcext:value-type="float">
            <text:p>-0.843970070294529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C$5:.$C$19] ; [.$B$5:.$B$19])" office:value-type="float" office:value="-16.0710360803964" calcext:value-type="float">
            <text:p>-16.0710360803964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51" calcext:value-type="float">
            <text:p>0.651</text:p>
          </table:table-cell>
          <table:table-cell table:formula="of:=LN([.A9])" office:value-type="float" office:value="-0.693147180559945" calcext:value-type="float">
            <text:p>-0.693147180559945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float" office:value="0.667" calcext:value-type="float">
            <text:p>0.667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5" calcext:value-type="float">
            <text:p>0.655</text:p>
          </table:table-cell>
          <table:table-cell table:formula="of:=LN([.A10])" office:value-type="float" office:value="-0.510825623765991" calcext:value-type="float">
            <text:p>-0.510825623765991</text:p>
          </table:table-cell>
          <table:table-cell/>
          <table:table-cell table:formula="of:=INDEX([.$B$5:.$B$19]; 1; 1)" office:value-type="float" office:value="0.591" calcext:value-type="float">
            <text:p>0.591</text:p>
          </table:table-cell>
          <table:table-cell table:formula="of:=[.$F$7] * [.$E$10] + [.$F$8]" office:value-type="float" office:value="-2.08085397479317" calcext:value-type="float">
            <text:p>-2.08085397479317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0.66" calcext:value-type="float">
            <text:p>0.66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683" calcext:value-type="float">
            <text:p>0.683</text:p>
          </table:table-cell>
          <table:table-cell table:formula="of:=LN([.A11])" office:value-type="float" office:value="0.0769610411361284" calcext:value-type="float">
            <text:p>0.076961041136128</text:p>
          </table:table-cell>
          <table:table-cell/>
          <table:table-cell table:formula="of:=INDEX([.$B$5:.$B$19]; 2; 1)" office:value-type="float" office:value="0.613" calcext:value-type="float">
            <text:p>0.613</text:p>
          </table:table-cell>
          <table:table-cell table:formula="of:=[.$F$7] * [.$E$11] + [.$F$8]" office:value-type="float" office:value="-1.56006885411082" calcext:value-type="float">
            <text:p>-1.56006885411082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0.651" calcext:value-type="float">
            <text:p>0.651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697" calcext:value-type="float">
            <text:p>0.697</text:p>
          </table:table-cell>
          <table:table-cell table:formula="of:=LN([.A12])" office:value-type="float" office:value="0.418710334858185" calcext:value-type="float">
            <text:p>0.418710334858185</text:p>
          </table:table-cell>
          <table:table-cell/>
          <table:table-cell table:formula="of:=INDEX([.$B$5:.$B$19]; 3; 1)" office:value-type="float" office:value="0.631" calcext:value-type="float">
            <text:p>0.631</text:p>
          </table:table-cell>
          <table:table-cell table:formula="of:=[.$F$7] * [.$E$12] + [.$F$8]" office:value-type="float" office:value="-1.13397193718889" calcext:value-type="float">
            <text:p>-1.1339719371888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0.643" calcext:value-type="float">
            <text:p>0.643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71" calcext:value-type="float">
            <text:p>0.71</text:p>
          </table:table-cell>
          <table:table-cell table:formula="of:=LN([.A13])" office:value-type="float" office:value="0.703097511413113" calcext:value-type="float">
            <text:p>0.703097511413113</text:p>
          </table:table-cell>
          <table:table-cell/>
          <table:table-cell table:formula="of:=INDEX([.$B$5:.$B$19]; 4; 1)" office:value-type="float" office:value="0.645" calcext:value-type="float">
            <text:p>0.645</text:p>
          </table:table-cell>
          <table:table-cell table:formula="of:=[.$F$7] * [.$E$13] + [.$F$8]" office:value-type="float" office:value="-0.802563224027399" calcext:value-type="float">
            <text:p>-0.802563224027399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.633" calcext:value-type="float">
            <text:p>0.63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726" calcext:value-type="float">
            <text:p>0.726</text:p>
          </table:table-cell>
          <table:table-cell table:formula="of:=LN([.A14])" office:value-type="float" office:value="1.10525683138678" calcext:value-type="float">
            <text:p>1.10525683138678</text:p>
          </table:table-cell>
          <table:table-cell/>
          <table:table-cell table:formula="of:=INDEX([.$B$5:.$B$19]; 5; 1)" office:value-type="float" office:value="0.651" calcext:value-type="float">
            <text:p>0.651</text:p>
          </table:table-cell>
          <table:table-cell table:formula="of:=[.$F$7] * [.$E$14] + [.$F$8]" office:value-type="float" office:value="-0.660530918386757" calcext:value-type="float">
            <text:p>-0.660530918386757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738" calcext:value-type="float">
            <text:p>0.738</text:p>
          </table:table-cell>
          <table:table-cell table:formula="of:=LN([.A15])" office:value-type="float" office:value="1.40609698841607" calcext:value-type="float">
            <text:p>1.40609698841607</text:p>
          </table:table-cell>
          <table:table-cell/>
          <table:table-cell table:formula="of:=INDEX([.$B$5:.$B$19]; 6; 1)" office:value-type="float" office:value="0.655" calcext:value-type="float">
            <text:p>0.655</text:p>
          </table:table-cell>
          <table:table-cell table:formula="of:=[.$F$7] * [.$E$15] + [.$F$8]" office:value-type="float" office:value="-0.565842714626328" calcext:value-type="float">
            <text:p>-0.565842714626328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0.613" calcext:value-type="float">
            <text:p>0.613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746" calcext:value-type="float">
            <text:p>0.746</text:p>
          </table:table-cell>
          <table:table-cell table:formula="of:=LN([.A16])" office:value-type="float" office:value="1.61342993370364" calcext:value-type="float">
            <text:p>1.61342993370364</text:p>
          </table:table-cell>
          <table:table-cell/>
          <table:table-cell table:formula="of:=INDEX([.$B$5:.$B$19]; 7; 1)" office:value-type="float" office:value="0.683" calcext:value-type="float">
            <text:p>0.683</text:p>
          </table:table-cell>
          <table:table-cell table:formula="of:=[.$F$7] * [.$E$16] + [.$F$8]" office:value-type="float" office:value="0.0969747116966673" calcext:value-type="float">
            <text:p>0.09697471169666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4" calcext:value-type="float">
            <text:p>0.754</text:p>
          </table:table-cell>
          <table:table-cell table:formula="of:=LN([.A17])" office:value-type="float" office:value="1.79175946922806" calcext:value-type="float">
            <text:p>1.79175946922806</text:p>
          </table:table-cell>
          <table:table-cell/>
          <table:table-cell table:formula="of:=INDEX([.$B$5:.$B$19]; 8; 1)" office:value-type="float" office:value="0.697" calcext:value-type="float">
            <text:p>0.697</text:p>
          </table:table-cell>
          <table:table-cell table:formula="of:=[.$F$7] * [.$E$17] + [.$F$8]" office:value-type="float" office:value="0.428383424858161" calcext:value-type="float">
            <text:p>0.428383424858161</text:p>
          </table:table-cell>
          <table:table-cell table:number-columns-repeated="5"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0.761" calcext:value-type="float">
            <text:p>0.761</text:p>
          </table:table-cell>
          <table:table-cell table:formula="of:=LN([.A18])" office:value-type="float" office:value="1.95586047990848" calcext:value-type="float">
            <text:p>1.95586047990848</text:p>
          </table:table-cell>
          <table:table-cell/>
          <table:table-cell table:formula="of:=INDEX([.$B$5:.$B$19]; 9; 1)" office:value-type="float" office:value="0.71" calcext:value-type="float">
            <text:p>0.71</text:p>
          </table:table-cell>
          <table:table-cell table:formula="of:=[.$F$7] * [.$E$18] + [.$F$8]" office:value-type="float" office:value="0.736120087079552" calcext:value-type="float">
            <text:p>0.736120087079552</text:p>
          </table:table-cell>
          <table:table-cell table:number-columns-repeated="5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765" calcext:value-type="float">
            <text:p>0.765</text:p>
          </table:table-cell>
          <table:table-cell table:formula="of:=LN([.A19])" office:value-type="float" office:value="2.0360119837525" calcext:value-type="float">
            <text:p>2.0360119837525</text:p>
          </table:table-cell>
          <table:table-cell/>
          <table:table-cell table:formula="of:=INDEX([.$B$5:.$B$19]; 10; 1)" office:value-type="float" office:value="0.726" calcext:value-type="float">
            <text:p>0.726</text:p>
          </table:table-cell>
          <table:table-cell table:formula="of:=[.$F$7] * [.$E$19] + [.$F$8]" office:value-type="float" office:value="1.11487290212126" calcext:value-type="float">
            <text:p>1.11487290212126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NDEX([.$B$5:.$B$19]; 11; 1)" office:value-type="float" office:value="0.738" calcext:value-type="float">
            <text:p>0.738</text:p>
          </table:table-cell>
          <table:table-cell table:formula="of:=[.$F$7] * [.$E$20] + [.$F$8]" office:value-type="float" office:value="1.39893751340254" calcext:value-type="float">
            <text:p>1.39893751340254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NDEX([.$B$5:.$B$19]; 12; 1)" office:value-type="float" office:value="0.746" calcext:value-type="float">
            <text:p>0.746</text:p>
          </table:table-cell>
          <table:table-cell table:formula="of:=[.$F$7] * [.$E$21] + [.$F$8]" office:value-type="float" office:value="1.5883139209234" calcext:value-type="float">
            <text:p>1.5883139209234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NDEX([.$B$5:.$B$19]; 13; 1)" office:value-type="float" office:value="0.754" calcext:value-type="float">
            <text:p>0.754</text:p>
          </table:table-cell>
          <table:table-cell table:formula="of:=[.$F$7] * [.$E$22] + [.$F$8]" office:value-type="float" office:value="1.77769032844425" calcext:value-type="float">
            <text:p>1.7776903284442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NDEX([.$B$5:.$B$19]; 14; 1)" office:value-type="float" office:value="0.761" calcext:value-type="float">
            <text:p>0.761</text:p>
          </table:table-cell>
          <table:table-cell table:formula="of:=[.$F$7] * [.$E$23] + [.$F$8]" office:value-type="float" office:value="1.94339468502501" calcext:value-type="float">
            <text:p>1.94339468502501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NDEX([.$B$5:.$B$19]; 15; 1)" office:value-type="float" office:value="0.765" calcext:value-type="float">
            <text:p>0.765</text:p>
          </table:table-cell>
          <table:table-cell table:formula="of:=[.$F$7] * [.$E$24] + [.$F$8]" office:value-type="float" office:value="2.03808288878543" calcext:value-type="float">
            <text:p>2.03808288878543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XPERIMENT 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ias Voltage (V)</text:p>
          </table:table-cell>
          <table:table-cell office:value-type="string" calcext:value-type="string">
            <text:p>V1 @ 5KhZ(mV)</text:p>
          </table:table-cell>
          <table:table-cell office:value-type="string" calcext:value-type="string">
            <text:p>V1 @ 20KhZ(mV)</text:p>
          </table:table-cell>
          <table:table-cell/>
          <table:table-cell office:value-type="string" calcext:value-type="string">
            <text:p>C_d(pF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0.41*SQRT([.C30]*[.C30] - [.B30]*[.B30])" office:value-type="float" office:value="115.177166139821" calcext:value-type="float">
            <text:p>115.177166139821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0.41*SQRT([.C31]*[.C31] - [.B31]*[.B31])" office:value-type="float" office:value="112.133313515654" calcext:value-type="float">
            <text:p>112.133313515654</text:p>
          </table:table-cell>
          <table:table-cell table:number-columns-repeated="6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54" calcext:value-type="float">
            <text:p>54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0.41*SQRT([.C32]*[.C32] - [.B32]*[.B32])" office:value-type="float" office:value="95.876902327933" calcext:value-type="float">
            <text:p>95.876902327933</text:p>
          </table:table-cell>
          <table:table-cell table:number-columns-repeated="6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0.41*SQRT([.C33]*[.C33] - [.B33]*[.B33])" office:value-type="float" office:value="79.6033768127961" calcext:value-type="float">
            <text:p>79.6033768127961</text:p>
          </table:table-cell>
          <table:table-cell table:number-columns-repeated="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0.41*SQRT([.C34]*[.C34] - [.B34]*[.B34])" office:value-type="float" office:value="71.3494246648142" calcext:value-type="float">
            <text:p>71.349424664814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0.41*SQRT([.C35]*[.C35] - [.B35]*[.B35])" office:value-type="float" office:value="63.0707412355365" calcext:value-type="float">
            <text:p>63.0707412355365</text:p>
          </table:table-cell>
          <table:table-cell table:number-columns-repeated="6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0.41*SQRT([.C36]*[.C36] - [.B36]*[.B36])" office:value-type="float" office:value="62.2174155683118" calcext:value-type="float">
            <text:p>62.217415568311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0.41*SQRT([.C37]*[.C37] - [.B37]*[.B37])" office:value-type="float" office:value="61.3631811430926" calcext:value-type="float">
            <text:p>61.363181143092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0.41*SQRT([.C38]*[.C38] - [.B38]*[.B38])" office:value-type="float" office:value="59.04" calcext:value-type="float">
            <text:p>59.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7:01:41.428850006</meta:creation-date>
    <dc:date>2022-04-05T02:02:51.755896488</dc:date>
    <meta:editing-duration>PT2H6M25S</meta:editing-duration>
    <meta:editing-cycles>2</meta:editing-cycles>
    <meta:generator>LibreOffice/6.0.7.3$Linux_X86_64 LibreOffice_project/00m0$Build-3</meta:generator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loext:regression-name="lni = 23.6544V-16.06008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aad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scatter" chart:style-name="ch1">
        <chart:title svg:x="4.247cm" svg:y="0.316cm" chart:style-name="ch2">
          <text:p>REVERSE SATURATION CURRENT</text:p>
        </chart:title>
        <chart:plot-area chart:style-name="ch3" table:cell-range-address="Sheet1.B5:Sheet1.C19" svg:x="1.268cm" svg:y="1.125cm" svg:width="14.34cm" svg:height="6.564cm">
          <chartooo:coordinate-region svg:x="2.102cm" svg:y="1.324cm" svg:width="13.175cm" svg:height="5.718cm"/>
          <chart:axis chart:dimension="x" chart:name="primary-x" chart:style-name="ch4">
            <chart:title svg:x="6.926cm" svg:y="7.869cm" chart:style-name="ch5">
              <text:p>Junction Voltage (V)</text:p>
            </chart:title>
            <chart:grid chart:style-name="ch6" chart:class="major"/>
          </chart:axis>
          <chart:axis chart:dimension="y" chart:name="primary-y" chart:style-name="ch4">
            <chart:title svg:x="0.389cm" svg:y="4.742cm" chart:style-name="ch7">
              <text:p>ln(i)</text:p>
            </chart:title>
            <chart:grid chart:style-name="ch6" chart:class="major"/>
          </chart:axis>
          <chart:series chart:style-name="ch8" chart:values-cell-range-address="Sheet1.C5:Sheet1.C19" chart:class="chart:scatter">
            <chart:domain table:cell-range-address="Sheet1.B5:Sheet1.B19"/>
            <chart:regression-curve chart:style-name="ch9">
              <chart:equation chart:display-equation="true" chart:display-r-square="false" svg:x="7.417cm" svg:y="4.853cm"/>
            </chart:regression-curve>
            <chart:data-point chart:repeated="7"/>
            <chart:data-point chart:style-name="ch10" chart:repeated="3"/>
            <chart:data-point chart:repeated="2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Sheet1.B5:Sheet1.B19</svg:desc>
                </draw:g>
              </table:table-cell>
              <table:table-cell office:value-type="float" office:value="-2.04022082852655">
                <text:p>-2.04022082852655</text:p>
                <draw:g>
                  <svg:desc>Sheet1.C5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3">
                <text:p>0.613</text:p>
              </table:table-cell>
              <table:table-cell office:value-type="float" office:value="-1.56064774826467">
                <text:p>-1.56064774826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1">
                <text:p>0.631</text:p>
              </table:table-cell>
              <table:table-cell office:value-type="float" office:value="-1.13943428318836">
                <text:p>-1.13943428318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5">
                <text:p>0.645</text:p>
              </table:table-cell>
              <table:table-cell office:value-type="float" office:value="-0.843970070294529">
                <text:p>-0.843970070294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1">
                <text:p>0.651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5">
                <text:p>0.655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">
                <text:p>0.683</text:p>
              </table:table-cell>
              <table:table-cell office:value-type="float" office:value="0.0769610411361284">
                <text:p>0.0769610411361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7">
                <text:p>0.697</text:p>
              </table:table-cell>
              <table:table-cell office:value-type="float" office:value="0.418710334858185">
                <text:p>0.418710334858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0.703097511413113">
                <text:p>0.703097511413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6">
                <text:p>0.726</text:p>
              </table:table-cell>
              <table:table-cell office:value-type="float" office:value="1.10525683138678">
                <text:p>1.10525683138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8">
                <text:p>0.738</text:p>
              </table:table-cell>
              <table:table-cell office:value-type="float" office:value="1.40609698841607">
                <text:p>1.40609698841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6">
                <text:p>0.746</text:p>
              </table:table-cell>
              <table:table-cell office:value-type="float" office:value="1.61342993370364">
                <text:p>1.61342993370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4">
                <text:p>0.754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1">
                <text:p>0.761</text:p>
              </table:table-cell>
              <table:table-cell office:value-type="float" office:value="1.95586047990848">
                <text:p>1.95586047990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5">
                <text:p>0.765</text:p>
              </table:table-cell>
              <table:table-cell office:value-type="float" office:value="2.0360119837525">
                <text:p>2.0360119837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aa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8.976cm" xlink:href=".." xlink:type="simple" chart:class="chart:scatter" chart:style-name="ch1">
        <chart:title svg:x="0.647cm" svg:y="0.315cm" chart:style-name="ch2">
          <text:p>TEMPERATURE DEPENDENCE OF JUNCTION VOLTAGE FOR i = 1mA</text:p>
        </chart:title>
        <chart:plot-area chart:style-name="ch3" table:cell-range-address="Sheet1.I5:Sheet1.J15" svg:x="1.33cm" svg:y="1.273cm" svg:width="14.337cm" svg:height="6.543cm">
          <chartooo:coordinate-region svg:x="2.242cm" svg:y="1.472cm" svg:width="13.145cm" svg:height="5.697cm"/>
          <chart:axis chart:dimension="x" chart:name="primary-x" chart:style-name="ch4">
            <chart:title svg:x="7.263cm" svg:y="7.995cm" chart:style-name="ch5">
              <text:p>Temperature (K)</text:p>
            </chart:title>
            <chart:grid chart:style-name="ch6" chart:class="major"/>
          </chart:axis>
          <chart:axis chart:dimension="y" chart:name="primary-y" chart:style-name="ch4">
            <chart:title svg:x="0.451cm" svg:y="6.056cm" chart:style-name="ch7">
              <text:p>Junction Voltage (V)</text:p>
            </chart:title>
            <chart:grid chart:style-name="ch6" chart:class="major"/>
          </chart:axis>
          <chart:series chart:style-name="ch8" chart:values-cell-range-address="Sheet1.J5:Sheet1.J15" chart:class="chart:scatter">
            <chart:domain table:cell-range-address="Sheet1.I5:Sheet1.I15"/>
            <chart:regression-curve chart:style-name="ch9">
              <chart:equation chart:display-equation="true" chart:display-r-square="false" svg:x="2.428cm" svg:y="4.802cm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Sheet1.I5:Sheet1.I15</svg:desc>
                </draw:g>
              </table:table-cell>
              <table:table-cell office:value-type="float" office:value="0.692">
                <text:p>0.692</text:p>
                <draw:g>
                  <svg:desc>Sheet1.J5:Sheet1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5">
                <text:p>31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">
                <text:p>330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0">
                <text:p>340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5">
                <text:p>345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5">
                <text:p>355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">
                <text:p>360</text:p>
              </table:table-cell>
              <table:table-cell office:value-type="float" office:value="0.613">
                <text:p>0.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aa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8.976cm" xlink:href=".." xlink:type="simple" chart:class="chart:scatter" chart:style-name="ch1">
        <chart:title svg:x="0.276cm" svg:y="0.315cm" chart:style-name="ch2">
          <text:p>TEMPERATURE DEPENDENCE OF JUNCTION VOLTAGE FOR i = 2.08 mA</text:p>
        </chart:title>
        <chart:plot-area chart:style-name="ch3" table:cell-range-address="Sheet1.I5:Sheet1.I15 Sheet1.K5:Sheet1.K15" svg:x="1.33cm" svg:y="1.273cm" svg:width="14.336cm" svg:height="6.543cm">
          <chartooo:coordinate-region svg:x="2.242cm" svg:y="1.472cm" svg:width="13.145cm" svg:height="5.697cm"/>
          <chart:axis chart:dimension="x" chart:name="primary-x" chart:style-name="ch4">
            <chart:title svg:x="7.263cm" svg:y="7.995cm" chart:style-name="ch5">
              <text:p>Temperature (K)</text:p>
            </chart:title>
            <chart:grid chart:style-name="ch6" chart:class="minor"/>
          </chart:axis>
          <chart:axis chart:dimension="y" chart:name="primary-y" chart:style-name="ch4">
            <chart:title svg:x="0.451cm" svg:y="6.056cm" chart:style-name="ch7">
              <text:p>Junction Voltage (V)</text:p>
            </chart:title>
            <chart:grid chart:style-name="ch8" chart:class="major"/>
          </chart:axis>
          <chart:series chart:style-name="ch9" chart:values-cell-range-address="Sheet1.K5:Sheet1.K15" chart:class="chart:scatter">
            <chart:domain table:cell-range-address="Sheet1.I5:Sheet1.I15"/>
            <chart:regression-curve chart:style-name="ch10">
              <chart:equation chart:display-equation="true" chart:display-r-square="false" svg:x="2.743cm" svg:y="5.578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Sheet1.I5:Sheet1.I15</svg:desc>
                </draw:g>
              </table:table-cell>
              <table:table-cell office:value-type="float" office:value="0.717">
                <text:p>0.717</text:p>
                <draw:g>
                  <svg:desc>Sheet1.K5:Sheet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5">
                <text:p>315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">
                <text:p>330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0">
                <text:p>340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5">
                <text:p>345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5">
                <text:p>355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">
                <text:p>360</text:p>
              </table:table-cell>
              <table:table-cell office:value-type="float" office:value="0.645">
                <text:p>0.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8.976cm" xlink:href=".." xlink:type="simple" chart:class="chart:scatter" chart:style-name="ch1">
        <chart:title svg:x="5.038cm" svg:y="0.315cm" chart:style-name="ch2">
          <text:p>DEPLETION CAPACITANCE</text:p>
        </chart:title>
        <chart:plot-area chart:style-name="ch3" table:cell-range-address="Sheet1.A30:Sheet1.A38 Sheet1.E30:Sheet1.E38" svg:x="1.33cm" svg:y="1.273cm" svg:width="14.336cm" svg:height="6.543cm">
          <chartooo:coordinate-region svg:x="1.951cm" svg:y="1.472cm" svg:width="13.342cm" svg:height="5.697cm"/>
          <chart:axis chart:dimension="x" chart:name="primary-x" chart:style-name="ch4">
            <chart:title svg:x="7.277cm" svg:y="7.995cm" chart:style-name="ch5">
              <text:p>Bias Voltage (V)</text:p>
            </chart:title>
            <chart:grid chart:style-name="ch6" chart:class="major"/>
          </chart:axis>
          <chart:axis chart:dimension="y" chart:name="primary-y" chart:style-name="ch4">
            <chart:title svg:x="0.451cm" svg:y="5.805cm" chart:style-name="ch7">
              <text:p>Capacitance(pF)</text:p>
            </chart:title>
            <chart:grid chart:style-name="ch6" chart:class="major"/>
          </chart:axis>
          <chart:series chart:style-name="ch8" chart:values-cell-range-address="Sheet1.E30:Sheet1.E38" chart:class="chart:scatter">
            <chart:domain table:cell-range-address="Sheet1.A30:Sheet1.A3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0:Sheet1.A38</svg:desc>
                </draw:g>
              </table:table-cell>
              <table:table-cell office:value-type="float" office:value="115.177166139821">
                <text:p>115.177166139821</text:p>
                <draw:g>
                  <svg:desc>Sheet1.E30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12.133313515654">
                <text:p>112.13331351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95.876902327933">
                <text:p>95.876902327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1">
                <text:p>2.01</text:p>
              </table:table-cell>
              <table:table-cell office:value-type="float" office:value="79.6033768127961">
                <text:p>79.6033768127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">
                <text:p>3.1</text:p>
              </table:table-cell>
              <table:table-cell office:value-type="float" office:value="71.3494246648142">
                <text:p>71.3494246648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3.0707412355365">
                <text:p>63.0707412355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6">
                <text:p>4.96</text:p>
              </table:table-cell>
              <table:table-cell office:value-type="float" office:value="62.2174155683118">
                <text:p>62.2174155683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1.3631811430926">
                <text:p>61.3631811430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9.04">
                <text:p>59.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